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officeooo:paragraph-rsid="002d6dca"/>
    </style:style>
    <style:style style:name="P2" style:family="paragraph" style:parent-style-name="Standard">
      <style:text-properties officeooo:paragraph-rsid="00036163"/>
    </style:style>
    <style:style style:name="P3" style:family="paragraph" style:parent-style-name="Standard">
      <style:paragraph-properties fo:text-align="justify" style:justify-single-word="false"/>
      <style:text-properties officeooo:rsid="000905f7" officeooo:paragraph-rsid="000905f7"/>
    </style:style>
    <style:style style:name="P4" style:family="paragraph" style:parent-style-name="Standard">
      <style:paragraph-properties fo:text-align="justify" style:justify-single-word="false"/>
      <style:text-properties officeooo:rsid="000c7382" officeooo:paragraph-rsid="000c7382"/>
    </style:style>
    <style:style style:name="P5" style:family="paragraph" style:parent-style-name="Standard">
      <style:paragraph-properties fo:text-align="justify" style:justify-single-word="false"/>
      <style:text-properties officeooo:rsid="000d1e1d" officeooo:paragraph-rsid="000d1e1d"/>
    </style:style>
    <style:style style:name="P6" style:family="paragraph" style:parent-style-name="Standard">
      <style:paragraph-properties fo:text-align="justify" style:justify-single-word="false"/>
      <style:text-properties officeooo:rsid="000fe894" officeooo:paragraph-rsid="000fe894"/>
    </style:style>
    <style:style style:name="P7" style:family="paragraph" style:parent-style-name="Standard">
      <style:paragraph-properties fo:text-align="justify" style:justify-single-word="false"/>
      <style:text-properties officeooo:rsid="00109794" officeooo:paragraph-rsid="00109794"/>
    </style:style>
    <style:style style:name="P8" style:family="paragraph" style:parent-style-name="Standard">
      <style:paragraph-properties fo:text-align="justify" style:justify-single-word="false"/>
      <style:text-properties officeooo:rsid="0016e198" officeooo:paragraph-rsid="0016e198"/>
    </style:style>
    <style:style style:name="P9" style:family="paragraph" style:parent-style-name="Standard">
      <style:paragraph-properties fo:text-align="justify" style:justify-single-word="false"/>
      <style:text-properties fo:font-weight="bold" officeooo:rsid="00109794" officeooo:paragraph-rsid="00109794" style:font-weight-asian="bold" style:font-weight-complex="bold"/>
    </style:style>
    <style:style style:name="P10" style:family="paragraph" style:parent-style-name="Standard">
      <style:paragraph-properties fo:text-align="justify" style:justify-single-word="false"/>
      <style:text-properties fo:font-weight="bold" officeooo:paragraph-rsid="000fe894" style:font-weight-asian="bold" style:font-weight-complex="bold"/>
    </style:style>
    <style:style style:name="P11" style:family="paragraph" style:parent-style-name="Standard">
      <style:paragraph-properties fo:text-align="justify" style:justify-single-word="false"/>
      <style:text-properties officeooo:rsid="0021282b" officeooo:paragraph-rsid="0021282b"/>
    </style:style>
    <style:style style:name="P12" style:family="paragraph" style:parent-style-name="Standard">
      <style:text-properties fo:font-size="14pt" officeooo:rsid="0026a7c2" officeooo:paragraph-rsid="0026a7c2" style:font-size-asian="14pt" style:font-size-complex="14pt"/>
    </style:style>
    <style:style style:name="P13" style:family="paragraph" style:parent-style-name="Standard">
      <style:paragraph-properties fo:text-align="justify" style:justify-single-word="false"/>
      <style:text-properties officeooo:paragraph-rsid="001bc52e"/>
    </style:style>
    <style:style style:name="P14" style:family="paragraph" style:parent-style-name="Standard">
      <style:paragraph-properties fo:text-align="justify" style:justify-single-word="false"/>
      <style:text-properties officeooo:paragraph-rsid="000705bf"/>
    </style:style>
    <style:style style:name="P15" style:family="paragraph" style:parent-style-name="Standard">
      <style:paragraph-properties fo:text-align="justify" style:justify-single-word="false"/>
      <style:text-properties officeooo:paragraph-rsid="00085634"/>
    </style:style>
    <style:style style:name="P16" style:family="paragraph" style:parent-style-name="Standard">
      <style:paragraph-properties fo:text-align="justify" style:justify-single-word="false"/>
      <style:text-properties officeooo:paragraph-rsid="000905f7"/>
    </style:style>
    <style:style style:name="P17" style:family="paragraph" style:parent-style-name="Standard">
      <style:paragraph-properties fo:text-align="justify" style:justify-single-word="false"/>
      <style:text-properties officeooo:paragraph-rsid="001efb1a"/>
    </style:style>
    <style:style style:name="P18" style:family="paragraph" style:parent-style-name="Standard">
      <style:paragraph-properties fo:text-align="justify" style:justify-single-word="false"/>
      <style:text-properties officeooo:paragraph-rsid="000b4d91"/>
    </style:style>
    <style:style style:name="P19" style:family="paragraph" style:parent-style-name="Standard">
      <style:paragraph-properties fo:text-align="justify" style:justify-single-word="false"/>
      <style:text-properties officeooo:paragraph-rsid="000ea881"/>
    </style:style>
    <style:style style:name="P20" style:family="paragraph" style:parent-style-name="Standard">
      <style:paragraph-properties fo:text-align="justify" style:justify-single-word="false"/>
      <style:text-properties officeooo:paragraph-rsid="000ef044"/>
    </style:style>
    <style:style style:name="P21" style:family="paragraph" style:parent-style-name="Standard">
      <style:paragraph-properties fo:text-align="justify" style:justify-single-word="false"/>
      <style:text-properties officeooo:paragraph-rsid="000fe894"/>
    </style:style>
    <style:style style:name="P22" style:family="paragraph" style:parent-style-name="Standard">
      <style:paragraph-properties fo:text-align="justify" style:justify-single-word="false"/>
      <style:text-properties officeooo:paragraph-rsid="00206357"/>
    </style:style>
    <style:style style:name="P23" style:family="paragraph" style:parent-style-name="Standard">
      <style:paragraph-properties fo:text-align="justify" style:justify-single-word="false"/>
      <style:text-properties officeooo:paragraph-rsid="0021282b"/>
    </style:style>
    <style:style style:name="P24" style:family="paragraph" style:parent-style-name="Standard">
      <style:paragraph-properties fo:text-align="justify" style:justify-single-word="false"/>
      <style:text-properties officeooo:paragraph-rsid="00115c29"/>
    </style:style>
    <style:style style:name="P25" style:family="paragraph" style:parent-style-name="Standard">
      <style:paragraph-properties fo:text-align="justify" style:justify-single-word="false"/>
      <style:text-properties officeooo:paragraph-rsid="00238a1c"/>
    </style:style>
    <style:style style:name="P26" style:family="paragraph" style:parent-style-name="Standard">
      <style:paragraph-properties fo:text-align="justify" style:justify-single-word="false"/>
      <style:text-properties officeooo:paragraph-rsid="0013d606"/>
    </style:style>
    <style:style style:name="P27" style:family="paragraph" style:parent-style-name="Standard">
      <style:paragraph-properties fo:text-align="justify" style:justify-single-word="false"/>
      <style:text-properties officeooo:paragraph-rsid="0016e198"/>
    </style:style>
    <style:style style:name="P28" style:family="paragraph" style:parent-style-name="Standard">
      <style:paragraph-properties fo:text-align="justify" style:justify-single-word="false"/>
      <style:text-properties fo:color="#be480a" officeooo:paragraph-rsid="000ea881"/>
    </style:style>
    <style:style style:name="P29" style:family="paragraph" style:parent-style-name="Standard">
      <style:text-properties fo:font-size="24pt" officeooo:rsid="0026a7c2" officeooo:paragraph-rsid="0026a7c2" style:font-size-asian="24pt" style:font-size-complex="24pt"/>
    </style:style>
    <style:style style:name="P30" style:family="paragraph" style:parent-style-name="Standard">
      <style:paragraph-properties fo:text-align="justify" style:justify-single-word="false"/>
      <style:text-properties officeooo:rsid="00085634" officeooo:paragraph-rsid="00085634"/>
    </style:style>
    <style:style style:name="P31" style:family="paragraph" style:parent-style-name="Standard">
      <style:paragraph-properties fo:text-align="justify" style:justify-single-word="false"/>
      <style:text-properties officeooo:rsid="000905f7" officeooo:paragraph-rsid="000905f7"/>
    </style:style>
    <style:style style:name="P32" style:family="paragraph" style:parent-style-name="Standard">
      <style:paragraph-properties fo:text-align="justify" style:justify-single-word="false"/>
      <style:text-properties officeooo:rsid="000ea881" officeooo:paragraph-rsid="000ea881"/>
    </style:style>
    <style:style style:name="P33" style:family="paragraph" style:parent-style-name="Standard">
      <style:paragraph-properties fo:text-align="justify" style:justify-single-word="false"/>
      <style:text-properties officeooo:rsid="000ef044" officeooo:paragraph-rsid="000ef044"/>
    </style:style>
    <style:style style:name="P34" style:family="paragraph" style:parent-style-name="Standard">
      <style:paragraph-properties fo:text-align="justify" style:justify-single-word="false"/>
      <style:text-properties fo:font-weight="normal" officeooo:rsid="000ef044" officeooo:paragraph-rsid="000ef044" style:font-weight-asian="normal" style:font-weight-complex="normal"/>
    </style:style>
    <style:style style:name="P35" style:family="paragraph" style:parent-style-name="Standard">
      <style:paragraph-properties fo:text-align="justify" style:justify-single-word="false"/>
      <style:text-properties officeooo:rsid="00109794" officeooo:paragraph-rsid="00109794"/>
    </style:style>
    <style:style style:name="P36" style:family="paragraph" style:parent-style-name="Standard">
      <style:text-properties officeooo:paragraph-rsid="0026a7c2"/>
    </style:style>
    <style:style style:name="P37" style:family="paragraph" style:parent-style-name="Standard">
      <style:paragraph-properties fo:text-align="justify" style:justify-single-word="false"/>
      <style:text-properties officeooo:paragraph-rsid="0030f177"/>
    </style:style>
    <style:style style:name="P38" style:family="paragraph" style:parent-style-name="Standard">
      <style:paragraph-properties fo:text-align="justify" style:justify-single-word="false"/>
      <style:text-properties officeooo:paragraph-rsid="00036163"/>
    </style:style>
    <style:style style:name="P39" style:family="paragraph" style:parent-style-name="Standard">
      <style:paragraph-properties fo:text-align="justify" style:justify-single-word="false"/>
      <style:text-properties officeooo:paragraph-rsid="001bc52e"/>
    </style:style>
    <style:style style:name="P40" style:family="paragraph" style:parent-style-name="Standard">
      <style:paragraph-properties fo:text-align="justify" style:justify-single-word="false"/>
      <style:text-properties officeooo:paragraph-rsid="0031f945"/>
    </style:style>
    <style:style style:name="P41" style:family="paragraph" style:parent-style-name="Standard">
      <style:paragraph-properties fo:text-align="justify" style:justify-single-word="false"/>
      <style:text-properties officeooo:paragraph-rsid="000705bf"/>
    </style:style>
    <style:style style:name="P42" style:family="paragraph" style:parent-style-name="Standard">
      <style:paragraph-properties fo:text-align="justify" style:justify-single-word="false"/>
      <style:text-properties officeooo:paragraph-rsid="00085634"/>
    </style:style>
    <style:style style:name="P43" style:family="paragraph" style:parent-style-name="Standard">
      <style:paragraph-properties fo:text-align="justify" style:justify-single-word="false"/>
      <style:text-properties officeooo:paragraph-rsid="000905f7"/>
    </style:style>
    <style:style style:name="P44" style:family="paragraph" style:parent-style-name="Standard">
      <style:paragraph-properties fo:text-align="justify" style:justify-single-word="false"/>
      <style:text-properties officeooo:paragraph-rsid="0033daa0"/>
    </style:style>
    <style:style style:name="P45" style:family="paragraph" style:parent-style-name="Standard">
      <style:paragraph-properties fo:text-align="justify" style:justify-single-word="false"/>
      <style:text-properties officeooo:paragraph-rsid="003580b1"/>
    </style:style>
    <style:style style:name="P46" style:family="paragraph" style:parent-style-name="Standard">
      <style:paragraph-properties fo:text-align="justify" style:justify-single-word="false"/>
      <style:text-properties officeooo:paragraph-rsid="000fe894"/>
    </style:style>
    <style:style style:name="P47" style:family="paragraph" style:parent-style-name="Standard">
      <style:paragraph-properties fo:text-align="justify" style:justify-single-word="false"/>
      <style:text-properties officeooo:paragraph-rsid="00238a1c"/>
    </style:style>
    <style:style style:name="P48" style:family="paragraph" style:parent-style-name="Standard">
      <style:paragraph-properties fo:text-align="justify" style:justify-single-word="false"/>
      <style:text-properties officeooo:paragraph-rsid="00158fd7"/>
    </style:style>
    <style:style style:name="P49" style:family="paragraph" style:parent-style-name="Standard">
      <style:paragraph-properties fo:text-align="justify" style:justify-single-word="false"/>
      <style:text-properties officeooo:paragraph-rsid="0016e198"/>
    </style:style>
    <style:style style:name="P50" style:family="paragraph" style:parent-style-name="Standard">
      <style:paragraph-properties fo:text-align="justify" style:justify-single-word="false"/>
      <style:text-properties officeooo:paragraph-rsid="00399c60"/>
    </style:style>
    <style:style style:name="P51" style:family="paragraph" style:parent-style-name="Standard">
      <style:paragraph-properties fo:text-align="justify" style:justify-single-word="false"/>
      <style:text-properties officeooo:paragraph-rsid="003e4aa3"/>
    </style:style>
    <style:style style:name="P52" style:family="paragraph" style:parent-style-name="Standard">
      <style:paragraph-properties fo:text-align="justify" style:justify-single-word="false"/>
      <style:text-properties officeooo:paragraph-rsid="003eab74"/>
    </style:style>
    <style:style style:name="P53" style:family="paragraph" style:parent-style-name="Standard">
      <style:paragraph-properties fo:text-align="justify" style:justify-single-word="false"/>
      <style:text-properties officeooo:paragraph-rsid="00404329"/>
    </style:style>
    <style:style style:name="P54" style:family="paragraph" style:parent-style-name="Standard">
      <style:paragraph-properties fo:text-align="justify" style:justify-single-word="false"/>
      <style:text-properties officeooo:paragraph-rsid="00433de2"/>
    </style:style>
    <style:style style:name="P55" style:family="paragraph" style:parent-style-name="Standard">
      <style:paragraph-properties fo:text-align="justify" style:justify-single-word="false"/>
      <style:text-properties officeooo:paragraph-rsid="004508cc"/>
    </style:style>
    <style:style style:name="P56" style:family="paragraph" style:parent-style-name="Standard">
      <style:paragraph-properties fo:text-align="justify" style:justify-single-word="false"/>
      <style:text-properties officeooo:paragraph-rsid="000ea881"/>
    </style:style>
    <style:style style:name="P57" style:family="paragraph" style:parent-style-name="Standard">
      <style:paragraph-properties fo:text-align="justify" style:justify-single-word="false"/>
      <style:text-properties officeooo:rsid="0030f177" officeooo:paragraph-rsid="0030f177"/>
    </style:style>
    <style:style style:name="P58" style:family="paragraph" style:parent-style-name="Standard">
      <style:paragraph-properties fo:text-align="justify" style:justify-single-word="false"/>
      <style:text-properties officeooo:rsid="003e4aa3" officeooo:paragraph-rsid="003e4aa3"/>
    </style:style>
    <style:style style:name="P59" style:family="paragraph" style:parent-style-name="Standard">
      <style:paragraph-properties fo:text-align="justify" style:justify-single-word="false"/>
      <style:text-properties officeooo:rsid="00433de2" officeooo:paragraph-rsid="00433de2"/>
    </style:style>
    <style:style style:name="P60" style:family="paragraph" style:parent-style-name="Standard">
      <style:paragraph-properties fo:text-align="justify" style:justify-single-word="false"/>
      <style:text-properties fo:font-weight="bold" officeooo:rsid="00433de2" officeooo:paragraph-rsid="00433de2" style:font-weight-asian="bold" style:font-weight-complex="bold"/>
    </style:style>
    <style:style style:name="T1" style:family="text">
      <style:text-properties officeooo:rsid="00051dbb"/>
    </style:style>
    <style:style style:name="T2" style:family="text">
      <style:text-properties officeooo:rsid="000705bf"/>
    </style:style>
    <style:style style:name="T3" style:family="text">
      <style:text-properties officeooo:rsid="00085634"/>
    </style:style>
    <style:style style:name="T4" style:family="text">
      <style:text-properties officeooo:rsid="000905f7"/>
    </style:style>
    <style:style style:name="T5" style:family="text">
      <style:text-properties officeooo:rsid="000b4d91"/>
    </style:style>
    <style:style style:name="T6" style:family="text">
      <style:text-properties officeooo:rsid="000d1e1d"/>
    </style:style>
    <style:style style:name="T7" style:family="text">
      <style:text-properties officeooo:rsid="000ea881"/>
    </style:style>
    <style:style style:name="T8" style:family="text">
      <style:text-properties officeooo:rsid="000ef044"/>
    </style:style>
    <style:style style:name="T9" style:family="text">
      <style:text-properties officeooo:rsid="000fe894"/>
    </style:style>
    <style:style style:name="T10" style:family="text">
      <style:text-properties officeooo:rsid="00109794"/>
    </style:style>
    <style:style style:name="T11" style:family="text">
      <style:text-properties officeooo:rsid="00115c29"/>
    </style:style>
    <style:style style:name="T12" style:family="text">
      <style:text-properties officeooo:rsid="0012df9e"/>
    </style:style>
    <style:style style:name="T13" style:family="text">
      <style:text-properties officeooo:rsid="0013d606"/>
    </style:style>
    <style:style style:name="T14" style:family="text">
      <style:text-properties officeooo:rsid="00158fd7"/>
    </style:style>
    <style:style style:name="T15" style:family="text">
      <style:text-properties officeooo:rsid="0016e198"/>
    </style:style>
    <style:style style:name="T16" style:family="text">
      <style:text-properties officeooo:rsid="001e46e7"/>
    </style:style>
    <style:style style:name="T17" style:family="text">
      <style:text-properties officeooo:rsid="001efb1a"/>
    </style:style>
    <style:style style:name="T18" style:family="text">
      <style:text-properties officeooo:rsid="00206357"/>
    </style:style>
    <style:style style:name="T19" style:family="text">
      <style:text-properties fo:font-weight="bold" officeooo:rsid="000ea881" style:font-weight-asian="bold" style:font-weight-complex="bold"/>
    </style:style>
    <style:style style:name="T20" style:family="text">
      <style:text-properties fo:font-weight="bold" officeooo:rsid="00085634" style:font-weight-asian="bold" style:font-weight-complex="bold"/>
    </style:style>
    <style:style style:name="T21" style:family="text">
      <style:text-properties fo:font-weight="bold" officeooo:rsid="000705bf" style:font-weight-asian="bold" style:font-weight-complex="bold"/>
    </style:style>
    <style:style style:name="T22" style:family="text">
      <style:text-properties fo:font-weight="bold" officeooo:rsid="001e46e7" style:font-weight-asian="bold" style:font-weight-complex="bold"/>
    </style:style>
    <style:style style:name="T23" style:family="text">
      <style:text-properties fo:font-weight="bold" officeooo:rsid="0031f945" style:font-weight-asian="bold" style:font-weight-complex="bold"/>
    </style:style>
    <style:style style:name="T24" style:family="text">
      <style:text-properties fo:font-weight="bold" officeooo:rsid="000905f7" style:font-weight-asian="bold" style:font-weight-complex="bold"/>
    </style:style>
    <style:style style:name="T25" style:family="text">
      <style:text-properties fo:font-weight="bold" officeooo:rsid="003580b1" style:font-weight-asian="bold" style:font-weight-complex="bold"/>
    </style:style>
    <style:style style:name="T26" style:family="text">
      <style:text-properties officeooo:rsid="0021282b"/>
    </style:style>
    <style:style style:name="T27" style:family="text">
      <style:text-properties officeooo:rsid="00238a1c"/>
    </style:style>
    <style:style style:name="T28" style:family="text">
      <style:text-properties officeooo:rsid="00247ed0"/>
    </style:style>
    <style:style style:name="T29" style:family="text">
      <style:text-properties fo:font-size="24pt" officeooo:rsid="0030f177" style:font-size-asian="24pt" style:font-size-complex="24pt"/>
    </style:style>
    <style:style style:name="T30" style:family="text">
      <style:text-properties fo:font-size="24pt" officeooo:rsid="0026a7c2" style:font-size-asian="24pt" style:font-size-complex="24pt"/>
    </style:style>
    <style:style style:name="T31" style:family="text">
      <style:text-properties officeooo:rsid="00288218"/>
    </style:style>
    <style:style style:name="T32" style:family="text">
      <style:text-properties officeooo:rsid="0028afb8"/>
    </style:style>
    <style:style style:name="T33" style:family="text">
      <style:text-properties fo:color="#f10d0c" officeooo:rsid="000b4d91"/>
    </style:style>
    <style:style style:name="T34" style:family="text">
      <style:text-properties fo:color="#ff5429" officeooo:rsid="000ef044"/>
    </style:style>
    <style:style style:name="T35" style:family="text">
      <style:text-properties officeooo:rsid="002a747f"/>
    </style:style>
    <style:style style:name="T36" style:family="text">
      <style:text-properties fo:font-style="italic" officeooo:rsid="00109794" style:font-style-asian="italic" style:font-style-complex="italic"/>
    </style:style>
    <style:style style:name="T37" style:family="text">
      <style:text-properties fo:font-style="italic" officeooo:rsid="0013d606" style:font-style-asian="italic" style:font-style-complex="italic"/>
    </style:style>
    <style:style style:name="T38" style:family="text">
      <style:text-properties fo:font-style="italic" officeooo:rsid="00158fd7" style:font-style-asian="italic" style:font-style-complex="italic"/>
    </style:style>
    <style:style style:name="T39" style:family="text">
      <style:text-properties officeooo:rsid="002b2b00"/>
    </style:style>
    <style:style style:name="T40" style:family="text">
      <style:text-properties fo:color="#000000" officeooo:rsid="000ef044"/>
    </style:style>
    <style:style style:name="T41" style:family="text">
      <style:text-properties fo:color="#000000" officeooo:rsid="002b2b00"/>
    </style:style>
    <style:style style:name="T42" style:family="text">
      <style:text-properties fo:color="#000000" officeooo:rsid="00206357"/>
    </style:style>
    <style:style style:name="T43" style:family="text">
      <style:text-properties fo:color="#000000" officeooo:rsid="000ea881"/>
    </style:style>
    <style:style style:name="T44" style:family="text">
      <style:text-properties fo:color="#000000" officeooo:rsid="000b4d91"/>
    </style:style>
    <style:style style:name="T45" style:family="text">
      <style:text-properties fo:color="#000000" officeooo:rsid="001efb1a"/>
    </style:style>
    <style:style style:name="T46" style:family="text">
      <style:text-properties fo:color="#000000" officeooo:rsid="00404329"/>
    </style:style>
    <style:style style:name="T47" style:family="text">
      <style:text-properties officeooo:rsid="002ca9e8"/>
    </style:style>
    <style:style style:name="T48" style:family="text">
      <style:text-properties officeooo:rsid="002d6dca"/>
    </style:style>
    <style:style style:name="T49" style:family="text">
      <style:text-properties officeooo:rsid="002f06d5"/>
    </style:style>
    <style:style style:name="T50" style:family="text">
      <style:text-properties officeooo:rsid="0030f177"/>
    </style:style>
    <style:style style:name="T51" style:family="text">
      <style:text-properties officeooo:rsid="0026a7c2"/>
    </style:style>
    <style:style style:name="T52" style:family="text">
      <style:text-properties officeooo:rsid="0031f945"/>
    </style:style>
    <style:style style:name="T53" style:family="text">
      <style:text-properties officeooo:rsid="0033daa0"/>
    </style:style>
    <style:style style:name="T54" style:family="text">
      <style:text-properties officeooo:rsid="003580b1"/>
    </style:style>
    <style:style style:name="T55" style:family="text">
      <style:text-properties officeooo:rsid="0036d3ef"/>
    </style:style>
    <style:style style:name="T56" style:family="text">
      <style:text-properties officeooo:rsid="00379514"/>
    </style:style>
    <style:style style:name="T57" style:family="text">
      <style:text-properties officeooo:rsid="0038b727"/>
    </style:style>
    <style:style style:name="T58" style:family="text">
      <style:text-properties officeooo:rsid="00399c60"/>
    </style:style>
    <style:style style:name="T59" style:family="text">
      <style:text-properties officeooo:rsid="003b6b8e"/>
    </style:style>
    <style:style style:name="T60" style:family="text">
      <style:text-properties officeooo:rsid="003cd7d5"/>
    </style:style>
    <style:style style:name="T61" style:family="text">
      <style:text-properties officeooo:rsid="003e4aa3"/>
    </style:style>
    <style:style style:name="T62" style:family="text">
      <style:text-properties officeooo:rsid="003eab74"/>
    </style:style>
    <style:style style:name="T63" style:family="text">
      <style:text-properties officeooo:rsid="00404329"/>
    </style:style>
    <style:style style:name="T64" style:family="text">
      <style:text-properties officeooo:rsid="00414d11"/>
    </style:style>
    <style:style style:name="T65" style:family="text">
      <style:text-properties officeooo:rsid="00433de2"/>
    </style:style>
    <style:style style:name="T66" style:family="text">
      <style:text-properties officeooo:rsid="004508cc"/>
    </style:style>
    <style:style style:name="T67" style:family="text">
      <style:text-properties officeooo:rsid="0047de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Wojciech Moszczyński</text:p>
      <text:p text:style-name="P29"/>
      <text:p text:style-name="P36"><text:span text:style-name="T30">Jak zoptymalizować </text:span><text:span text:style-name="T29">procesy logistyczne</text:span><text:span text:style-name="T30">?</text:span><text:span text:style-name="T51"> </text:span></text:p>
      <text:p text:style-name="P2"/>
      <text:p text:style-name="P38"/>
      <text:p text:style-name="P37"><text:span text:style-name="T50">Stan optymalny to stan najlepszy z możliwych. Jest to stan, który przy określonych uwarunkowaniach wewnętrznych i zewnętrznych, reprezentuje maksymalny, możliwy do osiągnięcia </text:span><text:span text:style-name="T57">poziom</text:span><text:span text:style-name="T50"> zjawiska. Może to być maksymalny możliwy do osiągnięcia zysk, minimalny możliwy czas obrotu towarami lub maksymalny poziom bezpieczeństwa. <text:s text:c="2"/></text:span></text:p>
      <text:p text:style-name="P57">Jak sama <text:s/>nazwa wskazuje – nie można osiągnąć wyższego poziomu zysku niż zysk maksymalny.</text:p>
      <text:p text:style-name="P37"><text:span text:style-name="T50">W jaki sposób wyznaczyć ekstremum przy tak zdefiniowanym celu optymalizacji. </text:span></text:p>
      <text:p text:style-name="P38"/>
      <text:p text:style-name="P37"><text:span text:style-name="T50">Gdyby proces składał się z jednego wątku opisanego szeregiem czasowym np. rotacją towaru x w przestrzeni pozbawionej ograniczeń i przy małej liczbie zależności, optymalizacja zdawałaby się zadaniem trywialnym. <text:s/></text:span></text:p>
      <text:p text:style-name="P37"><text:span text:style-name="T57">Niestety p</text:span><text:span text:style-name="T50">rocesy logistyczne cechują się niezwykłą złożonością. Analizujemy </text:span><text:span text:style-name="T57">jednocześnie </text:span><text:span text:style-name="T50">czas, jakość, zyski jednostkowe, rotację oraz wiele innych czynników. </text:span><text:span text:style-name="T64">Celów</text:span><text:span text:style-name="T57">, które są najczęściej równie ważne.</text:span><text:span text:style-name="T50"> Dążąc do doskonałości jesteśmy ograniczeni ogromną ilością limitów czasu, środków oraz wielką ilością wzajemnych zależności.</text:span></text:p>
      <text:p text:style-name="P37"/>
      <text:p text:style-name="P13"><text:span text:style-name="T1">Jak częst</text:span><text:span text:style-name="T50">a </text:span><text:span text:style-name="T64">powinna być</text:span><text:span text:style-name="T1"> </text:span><text:span text:style-name="T50">rotacja towarów</text:span><text:span text:style-name="T1">? </text:span><text:span text:style-name="T50">Jaka wielkość magazynu jest optymalny do rezerwacji </text:span><text:span text:style-name="T65">określonego</text:span><text:span text:style-name="T50"> towaru</text:span><text:span text:style-name="T1">? </text:span><text:span text:style-name="T50">Jak powinien być składowany towar? </text:span><text:span text:style-name="T16">Jak zaplanować </text:span><text:span text:style-name="T50">proces logistyczny</text:span><text:span text:style-name="T2">, aby </text:span><text:span text:style-name="T16">zminimalizować </text:span><text:span text:style-name="T50">z</text:span><text:span text:style-name="T16">użycia </text:span><text:span text:style-name="T50">dostępnych zasobów</text:span><text:span text:style-name="T16">? </text:span><text:span text:style-name="T57">To tylko niektóre dylematy zarządcze. </text:span></text:p>
      <text:p text:style-name="P13"/>
      <text:p text:style-name="P40"><text:span text:style-name="T2">Mając do dyspozycji określone zasoby pracy, środków </text:span><text:span text:style-name="T50">technicznych </text:span><text:span text:style-name="T2">oraz </text:span><text:span text:style-name="T57">szereg</text:span><text:span text:style-name="T2"> </text:span><text:span text:style-name="T50">uwarunkowa</text:span><text:span text:style-name="T57">ń</text:span><text:span text:style-name="T50"> zewnętrzn</text:span><text:span text:style-name="T57">ych</text:span><text:span text:style-name="T2"> </text:span><text:span text:style-name="T50">menadżer centrum logistycznego </text:span><text:span text:style-name="T57">musi</text:span><text:span text:style-name="T50"> zorganizować </text:span><text:span text:style-name="T52">proces</text:span><text:span text:style-name="T58">y</text:span><text:span text:style-name="T50"> tak</text:span><text:span text:style-name="T2">, aby przynosił</text:span><text:span text:style-name="T58">y</text:span><text:span text:style-name="T2"> </text:span><text:span text:style-name="T50">on </text:span><text:span text:style-name="T16">maksymalny możliwy do osiągnięcia </text:span><text:span text:style-name="T2">zysk </text:span><text:span text:style-name="T58">lub spełniać inne określone warunki</text:span><text:span text:style-name="T2">. </text:span></text:p>
      <text:p text:style-name="P40"><text:span text:style-name="T52">Niestety</text:span><text:span text:style-name="T16">, </text:span><text:span text:style-name="T52">za pomocą</text:span><text:span text:style-name="T16"> konwencjonalnych metod </text:span><text:span text:style-name="T52">zbliżenie się do poziomu</text:span><text:span text:style-name="T16"> optymal</text:span><text:span text:style-name="T52">nego</text:span><text:span text:style-name="T16"> jest praktycznie niemożliwe. </text:span></text:p>
      <text:p text:style-name="P40"/>
      <text:p text:style-name="P54"><text:span text:style-name="T58">Trzymając się definicji </text:span><text:span text:style-name="T65">stanu</text:span><text:span text:style-name="T58"> optymalnego – w jaki sposób menadżer może </text:span><text:span text:style-name="T65">się dowiedzieć</text:span><text:span text:style-name="T58"> jaki jest maksymalny </text:span><text:span text:style-name="T65">możliwy do osiągnięcia</text:span><text:span text:style-name="T58"> zysk lub minimalny poziom błędów adresowych? </text:span><text:span text:style-name="T16">W jaki sposób dowiedzieć się, </text:span><text:span text:style-name="T65">jaka jest</text:span><text:span text:style-name="T16"> doskonał</text:span><text:span text:style-name="T65">a</text:span><text:span text:style-name="T16"> </text:span><text:span text:style-name="T65">częstotliwość</text:span><text:span text:style-name="T16"> </text:span><text:span text:style-name="T52">usług</text:span><text:span text:style-name="T16">, czyli najlepszy z możliwych </text:span><text:span text:style-name="T65">w gąszczu minimalnych i maksymalnych limitów</text:span><text:span text:style-name="T16">?</text:span></text:p>
      <text:p text:style-name="P50"><text:span text:style-name="T58">Niestety używając konwencjonalnych metod kalkulacyjnych, nie można tego obliczyć. </text:span></text:p>
      <text:p text:style-name="P50"><text:span text:style-name="T58">Ten problem istniał w gospodarce światowej do wczesnych lat sześćdziesiątych. <text:s text:c="3"/></text:span></text:p>
      <text:p text:style-name="P40"/>
      <text:p text:style-name="P14"/>
      <text:p text:style-name="P14"><text:span text:style-name="T20">Czy możliwe jest optymalne </text:span><text:span text:style-name="T21">zorganizowa</text:span><text:span text:style-name="T20">nie </text:span><text:span text:style-name="T21">prac</text:span><text:span text:style-name="T22">y</text:span><text:span text:style-name="T21"> </text:span><text:span text:style-name="T23">centrum logistycznego</text:span><text:span text:style-name="T21">?</text:span></text:p>
      <text:p text:style-name="P14"/>
      <text:p text:style-name="P14"><text:span text:style-name="T2">W tej części powinny pojawić się złote rady, takie jak na przykład: „należy </text:span><text:span text:style-name="T52">wybierać do przeładunku</text:span><text:span text:style-name="T2"> więcej rentownych </text:span><text:span text:style-name="T52">towarów</text:span><text:span text:style-name="T2">” lub „należy wyznaczyć trasy tak, aby koszt zużycia paliwa był</text:span><text:span text:style-name="T58">y</text:span><text:span text:style-name="T2"> najniższy”.</text:span></text:p>
      <text:p text:style-name="P15"><text:span text:style-name="T2">Łatwo udziela się złot</text:span><text:span text:style-name="T16">e</text:span><text:span text:style-name="T2"> rad</text:span><text:span text:style-name="T16">y</text:span><text:span text:style-name="T2">, gorzej realizuje </text:span><text:span text:style-name="T16">się je </text:span><text:span text:style-name="T2">w praktyce. </text:span><text:span text:style-name="T16">J</text:span><text:span text:style-name="T2">eżeli twierdzimy, że „należy </text:span><text:span text:style-name="T52">składować</text:span><text:span text:style-name="T2"> więcej rentownych </text:span><text:span text:style-name="T52">przesyłek</text:span><text:span text:style-name="T2">”, to musimy zdać sobie sprawę, że niska rentowność może wynikać ze złej organizacji </text:span><text:span text:style-name="T52">pracy</text:span><text:span text:style-name="T2"> lub po prostu zbyt niskiej ceny </text:span><text:span text:style-name="T52">za usługę</text:span><text:span text:style-name="T3">.</text:span></text:p>
      <text:p text:style-name="P15"><text:span text:style-name="T3">Z kolei podniesienie ceny </text:span><text:span text:style-name="T52">usługi</text:span><text:span text:style-name="T3"> może obniżyć wolumen sprzedaży, co spowoduje wzrost kosztów </text:span><text:span text:style-name="T52">jednostkowych</text:span><text:span text:style-name="T3">. </text:span><text:span text:style-name="T16">Każda akcja powoduje </text:span><text:span text:style-name="T17">trudną do przewidzenia </text:span><text:span text:style-name="T16">r</text:span><text:span text:style-name="T52">e</text:span><text:span text:style-name="T16">akcję w złożonym organi</text:span><text:span text:style-name="T31">z</text:span><text:span text:style-name="T16">mie </text:span><text:soft-page-break/><text:span text:style-name="T52">ekonomicznym</text:span><text:span text:style-name="T17">. </text:span><text:span text:style-name="T3">Możemy jeszcze długo snuć takie akademickie rozważania, wszystko to prowadzi do wniosku, </text:span><text:span text:style-name="T17">że </text:span><text:span text:style-name="T3">wzajemne relacje i uwarunkowania są zbyt skomplikowane </text:span><text:span text:style-name="T47">dla zwykłego </text:span><text:span text:style-name="T52">menadżera.</text:span><text:span text:style-name="T3"> Gdyby nawet komuś udało się zebrać to wszystko w jedną całość, nie byłby w stanie wyliczyć optymalnych ustawień </text:span><text:span text:style-name="T52">procesu logistycznego</text:span><text:span text:style-name="T3">. </text:span><text:span text:style-name="T52">Mówimy o jednym procesie a przecież chcemy ustawić optymalnie wszystkie </text:span><text:span text:style-name="T59">główne </text:span><text:span text:style-name="T52">procesy </text:span><text:span text:style-name="T59">na naszym podwórku.</text:span><text:span text:style-name="T52"> To zadanie wydaje się być beznadziejne. </text:span><text:span text:style-name="T3"><text:s/></text:span></text:p>
      <text:p text:style-name="P15"><text:span text:style-name="T3">Niestety ten wniosek jest prawdziwy. Zorganizowanie </text:span><text:span text:style-name="T52">tak zagmatwanego obszaru </text:span><text:span text:style-name="T3">jakim jest </text:span><text:span text:style-name="T52">logistyka</text:span><text:span text:style-name="T3"> jest bardzo trudne i złożone. </text:span><text:span text:style-name="T59">Jest niemożliwe do wykonania za pomocą arkuszy kalkulacyjnych, rachunkowości zarządczej </text:span><text:span text:style-name="T65">lub inteligentnych</text:span><text:span text:style-name="T59"> systemów awizacji. Do niedawna był</text:span><text:span text:style-name="T65">a</text:span><text:span text:style-name="T59"> to jedn</text:span><text:span text:style-name="T65">a</text:span><text:span text:style-name="T59"> z </text:span><text:span text:style-name="T65">barier</text:span><text:span text:style-name="T59"> rozwoju nauki o zarządzaniu. </text:span></text:p>
      <text:p text:style-name="P30"><text:s text:c="2"/></text:p>
      <text:p text:style-name="P60">Ewolucyjny charakter rozwoju</text:p>
      <text:p text:style-name="P59"/>
      <text:p text:style-name="P16"><text:span text:style-name="T59">W ujęciu tradycyjnym</text:span><text:span text:style-name="T3"> organizacja pracy </text:span><text:span text:style-name="T52">centrum logistycznego</text:span><text:span text:style-name="T3"> budowana jest </text:span><text:span text:style-name="T17">powoli </text:span><text:span text:style-name="T3">w drodze ewolucji. Dochodzą nowe </text:span><text:span text:style-name="T52">przesyłki</text:span><text:span text:style-name="T3">, dopisujemy je więc do planu pr</text:span><text:span text:style-name="T52">zeładunku</text:span><text:span text:style-name="T3">. Pojawiają się now</text:span><text:span text:style-name="T52">e umowy</text:span><text:span text:style-name="T3">, dopisujemy je do tras dla kierowców. Czasem coś modyfikujemy, </text:span><text:span text:style-name="T59">czasem jakieś zlecenia są usuwane</text:span><text:span text:style-name="T3">. </text:span><text:span text:style-name="T52">Logistyka</text:span><text:span text:style-name="T3"> jest zbyt pracochłonna, </text:span><text:span text:style-name="T4">nie ma czasu, aby projektować </text:span><text:span text:style-name="T52">od nowa </text:span><text:span text:style-name="T4">procesy.</text:span><text:span text:style-name="T3"> </text:span><text:span text:style-name="T4">Jeżeli coś zmienimy w misternej układance, może nastąpić nieprzewidywalne zdarzenie, coś może się zablokować lub rozpaść. Lepiej niczego nie ruszać. </text:span><text:span text:style-name="T47">Ewolucyjny sposób rozwoju </text:span><text:span text:style-name="T52">centrum logistycznego</text:span><text:span text:style-name="T47"> jest zazwyczaj bardzo stabilny. <text:s/></text:span></text:p>
      <text:p text:style-name="P44"><text:span text:style-name="T52">Bywają też centra logistyczne, które stanowią cześć sieci logistycznej. Są węzłem w ogromnym </text:span><text:span text:style-name="T59">organizmie</text:span><text:span text:style-name="T52">, zarządzanym przez superkomputery. </text:span><text:span text:style-name="T65">W</text:span><text:span text:style-name="T53"> takiej sytuacji pojawi</text:span><text:span text:style-name="T59">ą</text:span><text:span text:style-name="T53"> się przestrze</text:span><text:span text:style-name="T59">nie</text:span><text:span text:style-name="T53"> nieefektywności </text:span><text:span text:style-name="T59">w obszarach nieistotnych dla centrali zarządzającej siecią.</text:span><text:span text:style-name="T53"> </text:span><text:span text:style-name="T65">Obszary te </text:span><text:span text:style-name="T53">z czasem zaczyna się rozszerzać. Rozwój ewolucyjny nie jest rozwojem doskonałym. </text:span></text:p>
      <text:p text:style-name="P16"/>
      <text:p text:style-name="P44"><text:span text:style-name="T4">Niestety z ewolucją jest </text:span><text:span text:style-name="T59">różnie</text:span><text:span text:style-name="T4">, </text:span><text:span text:style-name="T65">bywa, że </text:span><text:span text:style-name="T4">niektóre gatunki wymierają, bo okazują się niedostatecznie dostosowane do warunków, w którym przyszło im egzystować. <text:s/>To samo dotyczy </text:span><text:span text:style-name="T53">obszaru </text:span><text:span text:style-name="T59">gospodarki</text:span><text:span text:style-name="T4">.</text:span></text:p>
      <text:p text:style-name="P44"><text:span text:style-name="T53">Pojawienie się nowych technologii może całkowicie zaburzyć tradycyjne procesy, które wydawały się </text:span><text:span text:style-name="T66">stabilne</text:span><text:span text:style-name="T53"> i niemożliwe do modyfikacji. Przykładem jest pojawienie się Ubera czy najnowsze zjawisko, tak zwane „inwestowanie ławicowe”. </text:span><text:span text:style-name="T66">Zjawisko to </text:span><text:span text:style-name="T53">pojawiło się wraz z nastaniem pandemii COVID-19 </text:span><text:span text:style-name="T59">i</text:span><text:span text:style-name="T53"> </text:span><text:span text:style-name="T66">dopro</text:span><text:span text:style-name="T53">wadziło </text:span><text:span text:style-name="T59">część </text:span><text:span text:style-name="T66">wielkich</text:span><text:span text:style-name="T53"> bank</text:span><text:span text:style-name="T59">ów</text:span><text:span text:style-name="T53"> inwestycyjn</text:span><text:span text:style-name="T59">ych</text:span><text:span text:style-name="T53"> na skraj bankructwa. </text:span></text:p>
      <text:p text:style-name="P44"><text:span text:style-name="T53">Wielkie organizmy powstałe w wyniku powolnego rozwoju ewolucyjnego mogą nie wytrzymać starcia z nowymi, trudnymi do przewidzenia zjawiskami powstałymi w wyniku pojawienia się nowych technologii. </text:span></text:p>
      <text:p text:style-name="P45"><text:span text:style-name="T53">Inwestowanie ławicowe upowszechniło się głównie </text:span><text:span text:style-name="T59">z powodu</text:span><text:span text:style-name="T53"> pojawi</text:span><text:span text:style-name="T59">enia</text:span><text:span text:style-name="T53"> się zautomatyzowa</text:span><text:span text:style-name="T59">nych</text:span><text:span text:style-name="T53"> biur maklerski</text:span><text:span text:style-name="T59">ch on-line</text:span><text:span text:style-name="T53">, </text:span><text:span text:style-name="T59">wolnych od</text:span><text:span text:style-name="T53"> opłat </text:span><text:span text:style-name="T59">transakcyjnych.</text:span><text:span text:style-name="T53"> </text:span><text:span text:style-name="T54">Opłaty te efektywnie niwelowały zyski drobnych transakcji giełdowych. Zniesienie tej bariery uwolniło tsunami masowego inwestowania podmywając fundamenty ogromnych instytucji finansowych. <text:s text:c="2"/></text:span></text:p>
      <text:p text:style-name="P45"><text:span text:style-name="T54">Czy wielkie, zbudowane przez człowieka w drodze powolnej ewolucji organizmy gospodarcze mogą sobie poradzić w </text:span><text:span text:style-name="T60">podobnej</text:span><text:span text:style-name="T54"> sytuacji?</text:span><text:span text:style-name="T53"> </text:span><text:span text:style-name="T54">Organizmy </text:span><text:span text:style-name="T60">sztuczne</text:span><text:span text:style-name="T54"> mają </text:span><text:span text:style-name="T60">pewną</text:span><text:span text:style-name="T54"> przewagę nad tymi zbudowanymi przez naturę. O</text:span><text:span text:style-name="T4">rganizmy </text:span><text:span text:style-name="T54">te </text:span><text:span text:style-name="T4">same mogą się modyfikować genetycznie. </text:span><text:span text:style-name="T60">Innymi słowy mówiąc wielkie firmy</text:span><text:span text:style-name="T54"> </text:span><text:span text:style-name="T4">mimo, że ukształtowały się w sposób ewolucyjny, w pewnym momencie swojego istnienia mogą same się zmodyfikować. </text:span></text:p>
      <text:p text:style-name="P17"><text:span text:style-name="T60">Tak więc</text:span><text:span text:style-name="T17">, ociężały</text:span><text:span text:style-name="T4"> mamut </text:span><text:span text:style-name="T17">może zmienić się w</text:span><text:span text:style-name="T4"> drapieżnego lisa. </text:span><text:span text:style-name="T17">Co ciekawe, taka przemiana nie wymaga </text:span><text:span text:style-name="T54">wielkich</text:span><text:span text:style-name="T17"> nakładów </text:span><text:span text:style-name="T47">finansowych</text:span><text:span text:style-name="T17">. </text:span></text:p>
      <text:p text:style-name="P3"/>
      <text:p text:style-name="P45"><text:span text:style-name="T54">Wracając do rozważań nad tematem </text:span><text:span text:style-name="T61">optymalizacji</text:span><text:span text:style-name="T54">, aby firma logistyczna mogła skutecznie </text:span><text:span text:style-name="T61">przygotować się </text:span><text:span text:style-name="T54">na zmiany musi nauczyć się metod optymalizacji. </text:span></text:p>
      <text:p text:style-name="P51"><text:soft-page-break/><text:span text:style-name="T54">Optymalizacja to nie jest ulepszenie, czy </text:span><text:span text:style-name="T66">zmodyfikowanie</text:span><text:span text:style-name="T54"> procesu. </text:span><text:span text:style-name="T61">Powszechnie uważa się, że gdy ktoś dokonał zmian organizacyjnych czy wdrożył nowe, lepsze oprogramowanie, przeprowadził optymalizację. <text:s text:c="2"/></text:span></text:p>
      <text:p text:style-name="P51"><text:span text:style-name="T61">Jest to błędne rozumowanie. </text:span><text:span text:style-name="T62">Z</text:span><text:span text:style-name="T61">miana oprogramowania, </text:span><text:span text:style-name="T62">zwiększenie</text:span><text:span text:style-name="T61"> ilości p</text:span><text:span text:style-name="T62">ól</text:span><text:span text:style-name="T61"> magazynowych czy zmiana procedury awizacji zmieniła zakres ograniczeń i uwarunkowań procesu. Nie oznacza to jednak, że teraz proces </text:span><text:span text:style-name="T62">w nowych uwarunkowaniach </text:span><text:span text:style-name="T61">działa optymalnie. <text:s/></text:span></text:p>
      <text:p text:style-name="P58"/>
      <text:p text:style-name="P52"><text:span text:style-name="T54">W myśl definicji, którą przedstawiłem na początku, </text:span><text:span text:style-name="T61">optymalizacja to</text:span><text:span text:style-name="T54"> </text:span><text:span text:style-name="T61">osiągnięcie</text:span><text:span text:style-name="T54"> najlepszego, możliwego do uzyskania stanu </text:span><text:span text:style-name="T62">procesu</text:span><text:span text:style-name="T54">. </text:span><text:span text:style-name="T62">Jeżeli zmienimy proces, poprzez zmianę jego ograniczeń i relacji to będziemy mieli nowy proces. </text:span><text:span text:style-name="T66">Ten nowy proces </text:span><text:span text:style-name="T62">nie musi być optymalnie skonfigurowany.</text:span></text:p>
      <text:p text:style-name="P52"/>
      <text:p text:style-name="P52"><text:span text:style-name="T62">Załóżmy, że naszym celem jest minimalizacja </text:span><text:span text:style-name="T66">kosztu</text:span><text:span text:style-name="T62"> przejazd ciężarówki między miastem A i B. </text:span></text:p>
      <text:p text:style-name="P52"><text:span text:style-name="T62">Na tej trasie istnieje wiele ograniczeń prędkości oraz ogranicze</text:span><text:span text:style-name="T66">ń</text:span><text:span text:style-name="T62"> tonażu. <text:s/></text:span></text:p>
      <text:p text:style-name="P53"><text:span text:style-name="T62">Zbudowanie nowego mostu lub zniesienie części ograniczeń to nie optymalizacja procesu lecz zmiana uwarunkowań procesu. </text:span><text:span text:style-name="T66">To zmiana warunków zadania, które wciąż trzeba rozwiązać.</text:span></text:p>
      <text:p text:style-name="P55"><text:span text:style-name="T63">W potocznym znaczeniu optymalizacja to właśnie zmiana uwarunkowań wskutek, któr</text:span><text:span text:style-name="T66">ych</text:span><text:span text:style-name="T63"> sam proces może być mniej uciążliwy, ale też mniej efektywny. </text:span></text:p>
      <text:p text:style-name="P55"><text:span text:style-name="T66">Dlaczego mniej efektywny? Ponieważ wybudowanie mostu kosztuje, jego koszt trzeba wrzucić do kosztów przyszłej działalności. Może okazać się, że dzięki temu jednostkowy koszt trasy może być znacznie droższy, chociaż odległość między miastem A i B uległa zmniejszeniu. <text:s text:c="3"/></text:span><text:span text:style-name="T62"><text:s text:c="2"/></text:span></text:p>
      <text:p text:style-name="P45"><text:span text:style-name="T54">Z czysto praktycznego punku widzenia nie opłaca się dążyć do rozwiązań połowicznych. <text:s/></text:span></text:p>
      <text:p text:style-name="P3"/>
      <text:p text:style-name="P3"/>
      <text:p text:style-name="P16"><text:span text:style-name="T24">Jak zmodyfikować </text:span><text:span text:style-name="T25">procesy logistyczne</text:span><text:span text:style-name="T24">?</text:span></text:p>
      <text:p text:style-name="P3"/>
      <text:p text:style-name="P3">Stare przysłowie mówi: <text:s/>„ W jaki sposób zjeść naraz wieloryba? <text:s/>Wieloryba nie można zjeść naraz. Wieloryba należy jeść po kawałku.” <text:s text:c="2"/></text:p>
      <text:p text:style-name="P18"><text:span text:style-name="T4">To samo dotyczy </text:span><text:span text:style-name="T54">optymalizacji</text:span><text:span text:style-name="T4">. </text:span><text:span text:style-name="T5">Można przeprowadzić szybką, </text:span><text:span text:style-name="T17">tradycyjną</text:span><text:span text:style-name="T5"> restrukturyzację, ale </text:span><text:span text:style-name="T17">jej </text:span><text:span text:style-name="T5">wynik będzie toporny i niepraktyczny, </text:span><text:span text:style-name="T44">drog</text:span><text:span text:style-name="T46">i</text:span><text:span text:style-name="T44"> i </text:span><text:span text:style-name="T45">stresując</text:span><text:span text:style-name="T46">y</text:span><text:span text:style-name="T44">.</text:span><text:span text:style-name="T33"> </text:span></text:p>
      <text:p text:style-name="P18"/>
      <text:p text:style-name="P18"><text:span text:style-name="T5">Tego typu szybkie restrukturyzacje </text:span><text:span text:style-name="T54">(które potocznie </text:span><text:span text:style-name="T63">myli</text:span><text:span text:style-name="T54"> się optymalizacj</text:span><text:span text:style-name="T63">ami</text:span><text:span text:style-name="T54">)</text:span><text:span text:style-name="T5"> </text:span><text:span text:style-name="T17">określane są mianem</text:span><text:span text:style-name="T5"> „Restructuring by the chainsaw method” (ang. </text:span><text:span text:style-name="T32">r</text:span><text:span text:style-name="T17">estrukturyzacja</text:span><text:span text:style-name="T5"> za pomocą piły łańcuchowej). </text:span><text:span text:style-name="T17">Według mnie t</text:span><text:span text:style-name="T5">o dość trafne określenie. </text:span><text:span text:style-name="T17">R</text:span><text:span text:style-name="T5">estrukturyzacja tego typu polega na odcinaniu wielkich fragmentów nierentowne</text:span><text:span text:style-name="T17">go majątku</text:span><text:span text:style-name="T5"> </text:span><text:span text:style-name="T17">i wyprzedawania go za cenę złomu.</text:span><text:span text:style-name="T5"> </text:span><text:span text:style-name="T17">Anihilacja nierentownych rodzajów działalności. To</text:span><text:span text:style-name="T5"> wyprzedaż zalegających środków obrotowych czy odcinanie dużych obszarów sprzedaży, </text:span><text:span text:style-name="T17">która nie wykazuje się </text:span><text:span text:style-name="T47">oczekiwaną</text:span><text:span text:style-name="T17"> rentownością</text:span><text:span text:style-name="T5">. </text:span><text:span text:style-name="T63">Uproszczenie procesów, odcięcie zawiłych powiązań i limitów daje możliwość wdrożenia lepszych rozwiązań. Jednak rozwiązania te, wdrażane „at hock” rzadko przynoszą poprawę efektywności. </text:span></text:p>
      <text:p text:style-name="P18"/>
      <text:p text:style-name="P4">Pierwszym krokiem do optymalizacji jest <text:span text:style-name="T47">pocięcie wieloryba na mniejsze kawałki, czyli </text:span><text:span text:style-name="T6">wydzielenie obszarów </text:span><text:span text:style-name="T47">do </text:span><text:span text:style-name="T6">optymalizacji. </text:span></text:p>
      <text:p text:style-name="P5">Każdy obszar działalności wymaga oddzielnego podejścia. </text:p>
      <text:p text:style-name="P19"><text:span text:style-name="T6">Załóżmy, że zdecydowaliśmy się przebudować system </text:span><text:span text:style-name="T54">odbiorów</text:span><text:span text:style-name="T6">. </text:span><text:span text:style-name="T7">Musimy odpowiedzieć sobie na pytanie, </text:span><text:span text:style-name="T47">jaki jest nasz cel</text:span><text:span text:style-name="T7">. </text:span></text:p>
      <text:p text:style-name="P19"><text:span text:style-name="T7">Możemy zminimalizować ryzyko wypadku, możemy minimalizować koszty lub czas dostaw. Możemy te</text:span><text:span text:style-name="T32">ż</text:span><text:span text:style-name="T7"> spróbować coś zmaksymalizować, np. terminowość </text:span><text:span text:style-name="T63">awizacji</text:span><text:span text:style-name="T7">. <text:s/></text:span><text:span text:style-name="T4"><text:s text:c="2"/></text:span></text:p>
      <text:p text:style-name="P32">Po prostu musimy mieć jakiś cel optymalizacji. Musimy sformułować funkcje celu.</text:p>
      <text:p text:style-name="P16"/>
      <text:p text:style-name="P19"><text:span text:style-name="T19"/></text:p>
      <text:p text:style-name="P19"><text:span text:style-name="T19"/></text:p>
      <text:p text:style-name="P19"><text:soft-page-break/><text:span text:style-name="T19">Programowanie liniowe </text:span><text:span text:style-name="T20">George</text:span><text:span text:style-name="T19">a</text:span><text:span text:style-name="T20"> Dantzig</text:span><text:span text:style-name="T19">a</text:span></text:p>
      <text:p text:style-name="P19"/>
      <text:p text:style-name="P19"><text:span text:style-name="T7">Chociaż wydaje się to nieprawdopodobne i brzmi jak herezja, podejście wyboru </text:span><text:span text:style-name="T18">celu</text:span><text:span text:style-name="T7"> optymalizacji oraz sformułowani</text:span><text:span text:style-name="T63">e</text:span><text:span text:style-name="T7"> funkcji celu zostało po raz pierwszy zaproponowane dopiero w 1947 roku przez Georga Dantziga - </text:span><text:span text:style-name="T18">analityka Sił Powietrznych Stanów Zjednoczonych</text:span><text:span text:style-name="T7">. Wcześniej badacze nie proponowali celu optymalizacji z powodu braku możliwości obliczenia algorytmu, który </text:span><text:span text:style-name="T63">mógłby </text:span><text:span text:style-name="T67">obliczyć</text:span><text:span text:style-name="T63"> taką </text:span><text:span text:style-name="T7">funkcj</text:span><text:span text:style-name="T63">ę</text:span><text:span text:style-name="T7"> celu</text:span><text:span text:style-name="T7"><text:note text:id="ftn1" text:note-class="footnote"><text:note-citation>1</text:note-citation><text:note-body><text:p text:style-name="P1">LINEAR PROGRAMMING, GEORGE B. DANTZIG; Department of Management Science and Engineering, Stanford University, Stanford, California 94305-4023</text:p></text:note-body></text:note></text:span><text:span text:style-name="T7">. </text:span></text:p>
      <text:p text:style-name="P33">Jak to możliwe? </text:p>
      <text:p text:style-name="P20"><text:span text:style-name="T8">Załóżmy, że mamy </text:span><text:span text:style-name="T63">2</text:span><text:span text:style-name="T8">0 punktów detalicznych, do których musimy dowieźć </text:span><text:span text:style-name="T55">jeden typ paczki</text:span><text:span text:style-name="T8">, czyli mamy jedno równanie z </text:span><text:span text:style-name="T63">dwudziestoma</text:span><text:span text:style-name="T8"> niewiadomymi. Mamy </text:span><text:span text:style-name="T18">zminimalizować</text:span><text:span text:style-name="T8"> t</text:span><text:span text:style-name="T32">ę</text:span><text:span text:style-name="T8"> funkcję, </text:span><text:span text:style-name="T18">czyli tak zorganizować dostawy, aby koszty były minimalne</text:span><text:span text:style-name="T8">. Klasyczna matematyka nie potrafi rozwiązać takiego </text:span><text:span text:style-name="T40">równa</text:span><text:span text:style-name="T41">nia</text:span><text:span text:style-name="T40">.</text:span><text:span text:style-name="T34"> </text:span><text:span text:style-name="T18">Zgodnie z teorią, którą nauczono nas w szkole podstawowej, ilość niewiadomych musi być równa ilości równań. Tu mamy jedno równanie </text:span><text:span text:style-name="T47">zawierające</text:span><text:span text:style-name="T18"> </text:span><text:span text:style-name="T63">2</text:span><text:span text:style-name="T18">0 niewiadomych. </text:span></text:p>
      <text:p text:style-name="P20"/>
      <text:p text:style-name="P19"><text:span text:style-name="T7">Dantzig zaproponował metodę graficzną, która </text:span><text:span text:style-name="T8">poprzez wyłączani</text:span><text:span text:style-name="T63">a</text:span><text:span text:style-name="T8"> p</text:span><text:span text:style-name="T18">ó</text:span><text:span text:style-name="T8">l </text:span><text:span text:style-name="T7">pozwalała znajdować ekstrema. </text:span><text:span text:style-name="T18">D</text:span><text:span text:style-name="T7">zięki </text:span><text:span text:style-name="T18">te</text:span><text:span text:style-name="T39">j metodz</text:span><text:span text:style-name="T41">ie</text:span><text:span text:style-name="T42"> </text:span><text:span text:style-name="T43">pojawiła się </text:span><text:span text:style-name="T41">możliwość </text:span><text:span text:style-name="T42">obliczenia </text:span><text:span text:style-name="T46">tak sformułowanej</text:span><text:span text:style-name="T42"> </text:span><text:span text:style-name="T40">funkcji celu.</text:span><text:span text:style-name="T43"> <text:s text:c="2"/></text:span></text:p>
      <text:p text:style-name="P28"/>
      <text:p text:style-name="P19"><text:span text:style-name="T32">A</text:span><text:span text:style-name="T9">merykańska prasa </text:span><text:span text:style-name="T32">informowała</text:span><text:span text:style-name="T9">:</text:span> „<text:span text:style-name="T32">(…) p</text:span>omysł Dantziga polega na opracowaniu modelu matematycznego, który obejmowałby wszystkie zmienne dowolnego scenariusza produkcji, planowania lub dystrybucji. Mając wszystkie istotne dane na miejscu, program liniowy oblicza najbardziej efektywny i najtańszy sposób osiągnięcia pożądanego celu.”<text:note text:id="ftn2" text:note-class="footnote"><text:note-citation>2</text:note-citation><text:note-body><text:p text:style-name="Footnote">George Dantzig, 90; Created Linear Programming; <text:span text:style-name="T48">Los Angeles Times; 22.05.2005 </text:span></text:p></text:note-body></text:note></text:p>
      <text:p text:style-name="P19"/>
      <text:p text:style-name="P34">Metoda Dantziga szybko znalazła zastosowanie w przemyśle. </text:p>
      <text:p text:style-name="P19">Na początku lat pięćdziesiątych firmy naftowe zaczęły <text:span text:style-name="T9">na szerok</text:span><text:span text:style-name="T32">ą</text:span><text:span text:style-name="T9"> skalę</text:span> stosować metody Dantziga.</text:p>
      <text:p text:style-name="P21"><text:span text:style-name="T9">Jak tłumaczył Dantzig dla magazynu „Computerworld”: </text:span>„Zaczęli od prostego problemu, w jaki sposób zmieszać benzynę w celu uzyskania odpowiedniego punktu zapłonu, odpowiedniej lepkości i odpowiedniej liczby oktanowej i spróbowali zrobić to w najtańszy możliwy sposób”.</text:p>
      <text:p text:style-name="P6">Było to pierwsze zastosowanie komercyjne metody Dantziga obecnie znanej jako programowanie liniowe. </text:p>
      <text:p text:style-name="P6"/>
      <text:p text:style-name="P10"><text:span text:style-name="T18">Czym jest </text:span><text:span text:style-name="T9">programowani</text:span><text:span text:style-name="T18">e</text:span><text:span text:style-name="T9"> liniowe?</text:span></text:p>
      <text:p text:style-name="P21"/>
      <text:p text:style-name="P6">Programowanie liniowe jest subtelną i znacznie skuteczniejszą alternatywą dla restrukturyzacji przeprowadzanych metodą piły łańcuchowej. </text:p>
      <text:p text:style-name="P21"><text:span text:style-name="T9">Szybka restrukturyzacja jest skuteczna o ile idą za nią nakłady inwestycyjne. Brutalnie odchudzon</text:span><text:span text:style-name="T55">y</text:span><text:span text:style-name="T9"> </text:span><text:span text:style-name="T55">organizm ekonomiczny</text:span><text:span text:style-name="T9"> potrzebuje inwestycji, aby przetrwa</text:span><text:span text:style-name="T32">ć</text:span><text:span text:style-name="T9"> </text:span><text:span text:style-name="T48">traumatyczną </text:span><text:span text:style-name="T9">kurację. Nie każda </text:span><text:span text:style-name="T55">firma</text:span><text:span text:style-name="T9"> może sobie pozwolić na taki komfort. </text:span></text:p>
      <text:p text:style-name="P6"/>
      <text:p text:style-name="P22"><text:span text:style-name="T9">Na obecnym etapie rozwoju </text:span><text:span text:style-name="T18">nauki o zarządzaniu</text:span><text:span text:style-name="T9"> nie jest możliwe przeprowadzenie skutecznej optymalizacji bez zastosowania metody Dantzig</text:span><text:span text:style-name="T18">a, </text:span><text:span text:style-name="T55">bez programowania liniowego.</text:span><text:span text:style-name="T9"> </text:span></text:p>
      <text:p text:style-name="P22"/>
      <text:p text:style-name="P23"><text:span text:style-name="T10">N</text:span><text:span text:style-name="T9">a przykład, chce</text:span><text:span text:style-name="T10">my</text:span><text:span text:style-name="T9"> w optymalny sposób </text:span><text:span text:style-name="T27">rozlokować</text:span><text:span text:style-name="T9"> 3</text:span><text:span text:style-name="T64">0</text:span><text:span text:style-name="T9"> </text:span><text:span text:style-name="T55">ciężarówek</text:span><text:span text:style-name="T9"> na 3</text:span><text:span text:style-name="T64">0</text:span><text:span text:style-name="T9"> </text:span><text:span text:style-name="T55">trasach</text:span><text:span text:style-name="T9"> </text:span><text:span text:style-name="T64">w</text:span><text:span text:style-name="T9"> sieci </text:span><text:span text:style-name="T55">logistycznej</text:span><text:span text:style-name="T9">. </text:span><text:span text:style-name="T10">K</text:span><text:span text:style-name="T9">ażd</text:span><text:span text:style-name="T55">a</text:span><text:span text:style-name="T9"> </text:span><text:span text:style-name="T55">ciężarówka</text:span><text:span text:style-name="T9"> i każd</text:span><text:span text:style-name="T55">a</text:span><text:span text:style-name="T9"> </text:span><text:span text:style-name="T55">trasa</text:span><text:span text:style-name="T9"> mają </text:span><text:span text:style-name="T10">tylko jedną cechę decyzyjną, np. </text:span><text:span text:style-name="T26">limit godzin pracy </text:span><text:span text:style-name="T55">kierowcy</text:span><text:span text:style-name="T10">. <text:s/></text:span><text:span text:style-name="T26">W praktyce takie przyporządkowanie robi się at ho</text:span><text:span text:style-name="T32">c</text:span><text:span text:style-name="T26">, czyli spontanicznie i „na oko”.</text:span></text:p>
      <text:p text:style-name="P11">W ten sposób nigdy nie dochodzimy do wartości optymalnej. <text:span text:style-name="T48">Nieoptymalnie czyli z błędem, który w skali roku może okazać się wielką liczbą utraconych korzyści.</text:span></text:p>
      <text:p text:style-name="P23"><text:soft-page-break/><text:span text:style-name="T10">Jeżeli chcielibyśmy </text:span><text:span text:style-name="T26">do</text:span><text:span text:style-name="T48">j</text:span><text:span text:style-name="T26">ść do idealnego przyporządkowania</text:span><text:span text:style-name="T10"> </text:span><text:span text:style-name="T55">ciężarówek</text:span><text:span text:style-name="T26"> do </text:span><text:span text:style-name="T55">tras</text:span><text:span text:style-name="T26">, niezależnie od </text:span><text:span text:style-name="T48">tego jaki mamy </text:span><text:span text:style-name="T26">cel tej optymalizacji, musielibyśmy </text:span><text:span text:style-name="T10">za pomocą Excela sprawdzić </text:span><text:span text:style-name="T64">900</text:span><text:span text:style-name="T10"> rozwiązań (3</text:span><text:span text:style-name="T64">0</text:span><text:span text:style-name="T10"> razy 3</text:span><text:span text:style-name="T64">0</text:span><text:span text:style-name="T10">).</text:span></text:p>
      <text:p text:style-name="P23"><text:span text:style-name="T35">M</text:span><text:span text:style-name="T10">usielibyśmy </text:span><text:span text:style-name="T35">wię</text:span><text:span text:style-name="T48">c</text:span><text:span text:style-name="T10"> spędzić przy komputerze kilka dni, a to dopiero jedna cecha decyzyjna. A co jeżeli teraz dołączylibyśmy inne cechy, np. </text:span><text:span text:style-name="T55">zużycie paliwa, czas awizacji, bezpieczeństwo dostaw</text:span><text:span text:style-name="T10">? W tej sytuacji bezsilne są nawet najnowsze narzędzia klasyfikacji i regresji z obszaru</text:span><text:span text:style-name="T36"> machine learning c</text:span><text:span text:style-name="T10">zy sieci neuronowe z obszaru </text:span><text:span text:style-name="T36">deep learning. </text:span></text:p>
      <text:p text:style-name="P7">Tymczasem programowanie liniowe rozwiązuje ten problem w ciągu kilku minut. <text:s text:c="2"/></text:p>
      <text:p text:style-name="P6"/>
      <text:p text:style-name="P6"/>
      <text:p text:style-name="P9">Dlaczego programowanie liniowe nie jest powszechnie stosowane?</text:p>
      <text:p text:style-name="P7"/>
      <text:p text:style-name="P24"><text:span text:style-name="T10">Większość </text:span><text:span text:style-name="T55">wyższych szkół</text:span><text:span text:style-name="T10"> ekonomicznych ma w swoim programie metod</text:span><text:span text:style-name="T55">y</text:span><text:span text:style-name="T10"> </text:span><text:span text:style-name="T11">programowania liniowego. </text:span><text:span text:style-name="T56">Ćwiczenia</text:span><text:span text:style-name="T11"> te wykonuje się </text:span><text:span text:style-name="T55">jednak</text:span><text:span text:style-name="T11"> ręcznie, przy użyciu długopisu i kalkulatora. Rozwiązanie najprostszego zadania rachunku macierzowego </text:span><text:span text:style-name="T56">było</text:span><text:span text:style-name="T11"> </text:span><text:span text:style-name="T56">uciążliwym </text:span><text:span text:style-name="T11">koszmarnym. Aby rozwiązać prost</text:span><text:span text:style-name="T55">ą</text:span><text:span text:style-name="T11"> </text:span><text:span text:style-name="T56">optymalizację</text:span><text:span text:style-name="T11"> należ</text:span><text:span text:style-name="T56">ało</text:span><text:span text:style-name="T11"> prowadzić przez kilka godzin mozolne obliczenia. Często na końcu okazy</text:span><text:span text:style-name="T49">wało</text:span><text:span text:style-name="T11"> się, że drobny błąd przy formułowaniu </text:span><text:span text:style-name="T27">początkowych </text:span><text:span text:style-name="T11">warunków brzegowych sprawił, że cała praca </text:span><text:span text:style-name="T56">szła</text:span><text:span text:style-name="T11"> na marne. <text:s text:c="4"/></text:span></text:p>
      <text:p text:style-name="P24"><text:span text:style-name="T11">Większość absolwentów uczelni ekonomiczny</text:span><text:span text:style-name="T35">ch</text:span><text:span text:style-name="T11"> pamięta programowanie liniowe jako traumę, któr</text:span><text:span text:style-name="T27">ej</text:span><text:span text:style-name="T11"> za wszelką cenę chcieliby uniknąć w życiu zawodowym. <text:s/></text:span></text:p>
      <text:p text:style-name="P24"/>
      <text:p text:style-name="P25"><text:span text:style-name="T12">Tymczasem dzisiaj tego typu równania rozwiązuje się za pomocą </text:span><text:span text:style-name="T56">komputera</text:span><text:span text:style-name="T12">. </text:span><text:span text:style-name="T35">S</text:span><text:span text:style-name="T27">ama praca nad rozwiązaniem nie jest już problemem.</text:span></text:p>
      <text:p text:style-name="P25"><text:span text:style-name="T27">Z</text:span><text:span text:style-name="T12">adani</text:span><text:span text:style-name="T27">e</text:span><text:span text:style-name="T12"> optymalizacyjne </text:span><text:span text:style-name="T27">polega obecnie na</text:span><text:span text:style-name="T12"> sformułowani</text:span><text:span text:style-name="T27">u</text:span><text:span text:style-name="T12"> wielu prostych równań i nierówności <text:s/>matematycznych. </text:span><text:span text:style-name="T13">Oprogramowanie rozwiązujące tego typu zagadnienia jest w większości bezpłatne. </text:span><text:span text:style-name="T56">W internecie można nawet znaleźć</text:span><text:span text:style-name="T13"> specjalne kalkulatory simplex.</text:span></text:p>
      <text:p text:style-name="P26"/>
      <text:p text:style-name="P26"><text:span text:style-name="T27">S</text:span><text:span text:style-name="T13">formułowa</text:span><text:span text:style-name="T27">nie </text:span><text:span text:style-name="T13">równa</text:span><text:span text:style-name="T27">ń</text:span><text:span text:style-name="T13"> i nierówności matematyczn</text:span><text:span text:style-name="T27">ych nie jest jednak takie proste</text:span><text:span text:style-name="T13">. </text:span><text:span text:style-name="T27">To</text:span><text:span text:style-name="T13"> kolejny p</text:span><text:span text:style-name="T27">owód</text:span><text:span text:style-name="T13">, który </text:span><text:span text:style-name="T35">sprawia</text:span><text:span text:style-name="T13">, że programowanie liniowe w Polsce nie jest zbyt popularne. </text:span></text:p>
      <text:p text:style-name="P26"/>
      <text:p text:style-name="P26"><text:span text:style-name="T13">Osoby, które zawodowo zajmują się pracą z danymi, budowaniem algorytmów i modeli </text:span><text:span text:style-name="T27">to</text:span><text:span text:style-name="T13"> tak zwani </text:span><text:span text:style-name="T35">n</text:span><text:span text:style-name="T13">aukowcy </text:span><text:span text:style-name="T35">d</text:span><text:span text:style-name="T13">anych, czyli </text:span><text:span text:style-name="T35">d</text:span><text:span text:style-name="T13">ata </text:span><text:span text:style-name="T35">s</text:span><text:span text:style-name="T13">cientist</text:span><text:span text:style-name="T64">s</text:span><text:span text:style-name="T13">. To nowy zawód, który powstał na fali </text:span><text:span text:style-name="T14">masowej </text:span><text:span text:style-name="T13">komputeryzacji i ogromnego przyrostu ilości danych.</text:span></text:p>
      <text:p text:style-name="P25"/>
      <text:p text:style-name="P25"><text:span text:style-name="T13">Według niedawno opublikowanych danych z portalu </text:span><text:span text:style-name="T37">StackOverflow</text:span><text:span text:style-name="T13"> około 70% </text:span><text:span text:style-name="T35">n</text:span><text:span text:style-name="T13">aukowców </text:span><text:span text:style-name="T35">d</text:span><text:span text:style-name="T13">anych w Polsce to byli informatycy, w większości programiści i administratorzy baz danych, </text:span><text:span text:style-name="T14">którzy nie m</text:span><text:span text:style-name="T57">ieli</text:span><text:span text:style-name="T49"> żadnej praktyki </text:span><text:span text:style-name="T14">w obszarze organizacji i zarządzania</text:span><text:span text:style-name="T13">. </text:span><text:span text:style-name="T14">Powszechne narzędzia używane w </text:span><text:span text:style-name="T27">obszarze </text:span><text:span text:style-name="T38">data science</text:span><text:span text:style-name="T14"> nie wymagają znajomości ekonometrii, matematyki i statystyki. Modele budowane są automatycznie. </text:span><text:span text:style-name="T57">D</text:span><text:span text:style-name="T14">o efektywnej pracy wystarczy znajomość </text:span><text:span text:style-name="T57">gotowego </text:span><text:span text:style-name="T14">kodu w języku Python. </text:span></text:p>
      <text:p text:style-name="P48"><text:span text:style-name="T14">Dla takich </text:span><text:span text:style-name="T57">analityków</text:span><text:span text:style-name="T14"> budowanie wzorów matematycznych odzwierciedlających istniejące procesy biznesowe jest </text:span><text:span text:style-name="T57">trudną</text:span><text:span text:style-name="T14"> do zrealizowania abstrakcją. </text:span></text:p>
      <text:p text:style-name="P26"/>
      <text:p text:style-name="P27"><text:span text:style-name="T28">Wydaje się, że</text:span><text:span text:style-name="T14"> jedyn</text:span><text:span text:style-name="T15">ą barierą stosowania optymalizacji jest właśnie </text:span><text:span text:style-name="T28">problem z </text:span><text:span text:style-name="T15">budowanie</text:span><text:span text:style-name="T28">m</text:span><text:span text:style-name="T15"> równań i nierówności matematycznych. </text:span><text:span text:style-name="T57">Umiejętność</text:span><text:span text:style-name="T15"> </text:span><text:span text:style-name="T57">ta</text:span><text:span text:style-name="T15"> wymaga </text:span><text:span text:style-name="T28">zarówno </text:span><text:span text:style-name="T15">wyobraźni i podstawowej wiedzy matematycznej </text:span><text:span text:style-name="T28">jak i dobrej znajomości </text:span><text:span text:style-name="T57">branży</text:span><text:span text:style-name="T15">. </text:span></text:p>
      <text:p text:style-name="P27"/>
      <text:p text:style-name="P27"><text:span text:style-name="T15">Niemniej uważam, że w niedalekiej przyszłości pojawią się firmy, które będą prowadziły na bieżąco </text:span><text:span text:style-name="T67">optymalizacje</text:span><text:span text:style-name="T15"> </text:span><text:span text:style-name="T28">procesów biznesowych</text:span><text:span text:style-name="T15">. W praktyce usługi te będą przypominały usługi </text:span><text:soft-page-break/><text:span text:style-name="T15">informatyków, którzy raz na jakiś czas przyjeżdżają do biura, aby coś zainstalować albo </text:span><text:span text:style-name="T64">sprawdzić buckup</text:span><text:span text:style-name="T15">. </text:span></text:p>
      <text:p text:style-name="P27"/>
      <text:p text:style-name="P27"><text:span text:style-name="T57">P</text:span><text:span text:style-name="T15">rogramowani</text:span><text:span text:style-name="T57">e</text:span><text:span text:style-name="T15"> liniowe </text:span><text:span text:style-name="T64">kiedyś </text:span><text:span text:style-name="T57">wykorzystywane było</text:span><text:span text:style-name="T28"> </text:span><text:span text:style-name="T64">wyłącznie </text:span><text:span text:style-name="T28">w obszarze wojskowości i makroekonomii</text:span><text:span text:style-name="T15">.</text:span></text:p>
      <text:p text:style-name="P27"><text:span text:style-name="T28">Badania operacyjne m</text:span><text:span text:style-name="T15">iały szerokie zastosowania w obszarze logistyki i zaopatrzenia wojsk amerykańskich walczących podczas II wojny światowej. Potem dzięki innowacjom </text:span><text:span text:style-name="T3">Georg</text:span><text:span text:style-name="T7">a</text:span><text:span text:style-name="T3"> Dantzig</text:span><text:span text:style-name="T7">a </text:span><text:span text:style-name="T15">metody te zaczęły wykorzystywać wielkie koncerny przemysłowe i logistyczne. Dzięki upowszechnieniu tej metodologii oraz </text:span><text:span text:style-name="T57">ogromnej ilości </text:span><text:span text:style-name="T15">danych metoda ta może </text:span><text:span text:style-name="T64">zostać </text:span><text:span text:style-name="T57">upowszechniona </text:span><text:span text:style-name="T64">również </text:span><text:span text:style-name="T57">w obszarze logistyki</text:span><text:span text:style-name="T15">. </text:span></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1T10:46:38.473019102</meta:creation-date>
    <dc:date>2021-03-05T14:29:35.778531000</dc:date>
    <meta:editing-duration>PT2H1M25S</meta:editing-duration>
    <meta:editing-cycles>20</meta:editing-cycles>
    <meta:generator>LibreOffice/6.4.6.2$Linux_X86_64 LibreOffice_project/40$Build-2</meta:generator>
    <meta:document-statistic meta:table-count="0" meta:image-count="0" meta:object-count="0" meta:page-count="6" meta:paragraph-count="81" meta:word-count="2144" meta:character-count="16504" meta:non-whitespace-character-count="14343"/>
  </office:meta>
</office:document-meta>
</file>